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000000" draw:fill="none" draw:fill-color="#ffffff" fo:min-height="1.143cm"/>
    </style:style>
    <style:style style:name="gr4" style:family="graphic" style:parent-style-name="standard">
      <style:graphic-properties draw:stroke="none" svg:stroke-color="#000000" draw:fill="none" draw:fill-color="#ffffff" fo:min-height="1.016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fo:min-height="1.296cm"/>
    </style:style>
    <style:style style:name="gr8" style:family="graphic" style:parent-style-name="standard">
      <style:graphic-properties draw:stroke="none" svg:stroke-color="#000000" draw:fill="none" draw:fill-color="#ffffff" fo:min-height="0.762cm"/>
    </style:style>
    <style:style style:name="gr9" style:family="graphic" style:parent-style-name="standard">
      <style:graphic-properties draw:stroke="none" svg:stroke-color="#000000" draw:fill="none" draw:fill-color="#ffffff" fo:min-height="0.381cm"/>
    </style:style>
    <style:style style:name="gr10" style:family="graphic" style:parent-style-name="standard">
      <style:graphic-properties draw:stroke="none" svg:stroke-color="#000000" draw:fill="none" draw:fill-color="#ffffff" fo:min-height="0.254cm"/>
    </style:style>
    <style:style style:name="gr11" style:family="graphic" style:parent-style-name="standard">
      <style:graphic-properties draw:stroke="none" svg:stroke-color="#000000" draw:fill="none" draw:fill-color="#ffffff" fo:min-height="0.889cm"/>
    </style:style>
    <style:style style:name="gr12" style:family="graphic" style:parent-style-name="standard">
      <style:graphic-properties draw:stroke="none" svg:stroke-color="#000000" draw:fill="none" draw:fill-color="#ffffff" fo:min-height="0.635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Oletus">
        <draw:custom-shape draw:style-name="gr1" draw:text-style-name="P1" draw:layer="layout" svg:width="5.08cm" svg:height="2.54cm" svg:x="7.223cm" svg:y="2.778cm">
          <text:p text:style-name="P1">Pelialusta</text:p>
          <draw:enhanced-geometry svg:viewBox="0 0 21600 21600" draw:type="rectangle" draw:enhanced-path="M 0 0 L 21600 0 21600 21600 0 21600 0 0 Z N"/>
        </draw:custom-shape>
        <draw:custom-shape draw:style-name="gr1" draw:text-style-name="P1" draw:layer="layout" svg:width="3.429cm" svg:height="1.905cm" svg:x="1.762cm" svg:y="8.62cm">
          <text:p text:style-name="P1">Pelaaja-</text:p>
          <text:p text:style-name="P1">tiedot</text:p>
          <draw:enhanced-geometry svg:viewBox="0 0 21600 21600" draw:type="rectangle" draw:enhanced-path="M 0 0 L 21600 0 21600 21600 0 21600 0 0 Z N"/>
        </draw:custom-shape>
        <draw:custom-shape draw:style-name="gr1" draw:text-style-name="P1" draw:layer="layout" svg:width="3.175cm" svg:height="1.143cm" svg:x="6.334cm" svg:y="8.874cm">
          <text:p text:style-name="P1">Nimivarasto</text:p>
          <draw:enhanced-geometry svg:viewBox="0 0 21600 21600" draw:type="rectangle" draw:enhanced-path="M 0 0 L 21600 0 21600 21600 0 21600 0 0 Z N"/>
        </draw:custom-shape>
        <draw:custom-shape draw:style-name="gr1" draw:text-style-name="P1" draw:layer="layout" svg:width="3.048cm" svg:height="1.143cm" svg:x="6.08cm" svg:y="11.541cm">
          <text:p text:style-name="P1">Voitot</text:p>
          <draw:enhanced-geometry svg:viewBox="0 0 21600 21600" draw:type="rectangle" draw:enhanced-path="M 0 0 L 21600 0 21600 21600 0 21600 0 0 Z N"/>
        </draw:custom-shape>
        <draw:line draw:style-name="gr2" draw:text-style-name="P1" draw:layer="layout" svg:x1="7.096cm" svg:y1="4.937cm" svg:x2="4.556cm" svg:y2="8.493cm">
          <text:p/>
        </draw:line>
        <draw:line draw:style-name="gr2" draw:text-style-name="P1" draw:layer="layout" svg:x1="5.318cm" svg:y1="9.509cm" svg:x2="5.953cm" svg:y2="9.509cm">
          <text:p/>
        </draw:line>
        <draw:custom-shape draw:style-name="gr1" draw:text-style-name="P1" draw:layer="layout" svg:width="4.445cm" svg:height="2.286cm" svg:x="11.033cm" svg:y="9.128cm">
          <text:p text:style-name="P1">Peliruudukko</text:p>
          <draw:enhanced-geometry svg:viewBox="0 0 21600 21600" draw:type="rectangle" draw:enhanced-path="M 0 0 L 21600 0 21600 21600 0 21600 0 0 Z N"/>
        </draw:custom-shape>
        <draw:line draw:style-name="gr2" draw:text-style-name="P1" draw:layer="layout" svg:x1="10.906cm" svg:y1="5.699cm" svg:x2="11.922cm" svg:y2="8.747cm">
          <text:p/>
        </draw:line>
        <draw:custom-shape draw:style-name="gr1" draw:text-style-name="P1" draw:layer="layout" svg:width="3.937cm" svg:height="1.143cm" svg:x="10.906cm" svg:y="12.684cm">
          <text:p text:style-name="P1">Ruudukko</text:p>
          <draw:enhanced-geometry svg:viewBox="0 0 21600 21600" draw:type="rectangle" draw:enhanced-path="M 0 0 L 21600 0 21600 21600 0 21600 0 0 Z N"/>
        </draw:custom-shape>
        <draw:line draw:style-name="gr2" draw:text-style-name="P1" draw:layer="layout" svg:x1="11.795cm" svg:y1="11.668cm" svg:x2="11.795cm" svg:y2="12.176cm">
          <text:p/>
        </draw:line>
        <draw:custom-shape draw:style-name="gr1" draw:text-style-name="P1" draw:layer="layout" svg:width="2.54cm" svg:height="0.889cm" svg:x="11.033cm" svg:y="14.716cm">
          <text:p text:style-name="P1">Ruutu</text:p>
          <draw:enhanced-geometry svg:viewBox="0 0 21600 21600" draw:type="rectangle" draw:enhanced-path="M 0 0 L 21600 0 21600 21600 0 21600 0 0 Z N"/>
        </draw:custom-shape>
        <draw:line draw:style-name="gr2" draw:text-style-name="P1" draw:layer="layout" svg:x1="11.541cm" svg:y1="13.446cm" svg:x2="11.541cm" svg:y2="13.954cm">
          <text:p/>
        </draw:line>
        <draw:path draw:style-name="gr2" draw:text-style-name="P1" draw:layer="layout" svg:width="8.955cm" svg:height="9.283cm" draw:transform="skewX (-8.96129785478853E-017) rotate (-0.360759556387228) translate (12.5916411426444cm 4.55076959081146cm)" svg:viewBox="0 0 8956 9284" svg:d="M0 143c400-12 803-32 1199-98 501-84 989-44 1469 65 505 114 953 390 1395 651 374 222 722 502 1017 824 245 268 443 572 653 873 186 266 405 511 589 779 185 269 349 556 521 835 170 276 234 598 392 883 200 363 336 759 541 1122 163 289 263 607 376 918 116 318 241 635 334 964 85 299 220 584 331 877l97 258 42 190">
          <text:p/>
        </draw:path>
        <draw:path draw:style-name="gr2" draw:text-style-name="P1" draw:layer="layout" svg:width="7.579cm" svg:height="10.447cm" draw:transform="rotate (-1.5707963267949) translate (13.119cm 11.08cm)" svg:viewBox="0 0 7580 10448" svg:d="M0 10418c358 1 717 4 1075 0 413-4 841 86 1240-28 358-102 688-89 1047-248 397-176 825-284 1185-524 327-219 657-440 965-689 349-282 662-604 1020-882 328-255 598-627 689-1047 86-400 195-800 220-1213 25-397 135-785 138-1185 2-348 0-698 0-1047 0-339 0-680 0-1020 0-312 2-625 0-937-1-301-82-594-165-882l-138-303-83-276v-137">
          <text:p/>
        </draw:path>
        <draw:custom-shape draw:style-name="gr1" draw:text-style-name="P1" draw:layer="layout" svg:width="5.461cm" svg:height="1.27cm" svg:x="14.462cm" svg:y="19.415cm">
          <text:p text:style-name="P1">Tilastojentekijä</text:p>
          <draw:enhanced-geometry svg:viewBox="0 0 21600 21600" draw:type="rectangle" draw:enhanced-path="M 0 0 L 21600 0 21600 21600 0 21600 0 0 Z N"/>
        </draw:custom-shape>
        <draw:custom-shape draw:style-name="gr1" draw:text-style-name="P1" draw:layer="layout" svg:width="3.556cm" svg:height="1.143cm" svg:x="14.335cm" svg:y="21.193cm">
          <text:p text:style-name="P1">Siirtojenvertailija</text:p>
          <draw:enhanced-geometry svg:viewBox="0 0 21600 21600" draw:type="rectangle" draw:enhanced-path="M 0 0 L 21600 0 21600 21600 0 21600 0 0 Z N"/>
        </draw:custom-shape>
        <draw:custom-shape draw:style-name="gr1" draw:text-style-name="P1" draw:layer="layout" svg:width="3.556cm" svg:height="1.143cm" svg:x="14.335cm" svg:y="22.971cm">
          <text:p text:style-name="P1">Voittojenvertailija</text:p>
          <draw:enhanced-geometry svg:viewBox="0 0 21600 21600" draw:type="rectangle" draw:enhanced-path="M 0 0 L 21600 0 21600 21600 0 21600 0 0 Z N"/>
        </draw:custom-shape>
        <draw:path draw:style-name="gr2" draw:text-style-name="P1" draw:layer="layout" svg:width="1.047cm" svg:height="0.337cm" draw:transform="rotate (-1.5707963267949) translate (18.6662701562112cm 20.946cm)" svg:viewBox="0 0 1048 338" svg:d="M0 34c283-24 588-86 855 56l193 248">
          <text:p/>
        </draw:path>
        <draw:path draw:style-name="gr2" draw:text-style-name="P1" draw:layer="layout" svg:width="2.165cm" svg:height="0.137cm" draw:transform="rotate (-0.383623369588354) translate (13.0373002249032cm 18.271256169845cm)" svg:viewBox="0 0 2166 138" svg:d="M0 1c387-10 771 66 1157 69 326 2 644 91 972 53l37 15">
          <text:p/>
        </draw:path>
        <draw:path draw:style-name="gr2" draw:text-style-name="P1" draw:layer="layout" svg:width="2.673cm" svg:height="-0.001cm" draw:transform="rotate (-1.5707963267949) translate (17.694cm 16.398cm)" svg:viewBox="0 0 2674 0" svg:d="M0 0c294 0 587 0 882 0 284 0 571 0 855 0 293 0 588 0 882 0h55">
          <text:p/>
        </draw:path>
        <draw:path draw:style-name="gr2" draw:text-style-name="P1" draw:layer="layout" svg:width="2.193cm" svg:height="0.904cm" draw:transform="rotate (-1.37339958839434) translate (19.2277348374672cm 21.1354530107691cm)" svg:viewBox="0 0 2194 905" svg:d="M0 18c359-22 731-40 1087 48 302 75 612 123 918 184l136 308 53 293-10 54">
          <text:p/>
        </draw:path>
        <draw:frame draw:style-name="gr3" draw:layer="layout" svg:width="2.794cm" svg:height="1.393cm" svg:x="4.556cm" svg:y="16.113cm">
          <draw:text-box>
            <text:p>Tuntee</text:p>
          </draw:text-box>
        </draw:frame>
        <draw:frame draw:style-name="gr4" draw:layer="layout" svg:width="2.667cm" svg:height="1.266cm" svg:x="5.826cm" svg:y="6.588cm">
          <draw:text-box>
            <text:p>Tuntee</text:p>
          </draw:text-box>
        </draw:frame>
        <draw:frame draw:style-name="gr3" draw:layer="layout" svg:width="2.667cm" svg:height="1.393cm" svg:x="11.668cm" svg:y="6.846cm">
          <draw:text-box>
            <text:p>Tuntee</text:p>
          </draw:text-box>
        </draw:frame>
        <draw:line draw:style-name="gr5" draw:text-style-name="P1" draw:layer="layout" svg:x1="7.096cm" svg:y1="10.144cm" svg:x2="7.096cm" svg:y2="11.16cm">
          <text:p text:style-name="P1">Tuntee</text:p>
        </draw:line>
        <draw:frame draw:style-name="gr6" draw:layer="layout" svg:width="2.449cm" svg:height="0.962cm" svg:x="11.922cm" svg:y="11.795cm">
          <draw:text-box>
            <text:p>Tuntee</text:p>
          </draw:text-box>
        </draw:frame>
        <draw:frame draw:style-name="gr6" draw:layer="layout" svg:width="2.449cm" svg:height="0.962cm" svg:x="11.795cm" svg:y="13.7cm">
          <draw:text-box>
            <text:p>Tuntee</text:p>
          </draw:text-box>
        </draw:frame>
        <draw:frame draw:style-name="gr7" draw:layer="layout" svg:width="2.794cm" svg:height="1.546cm" svg:x="16.748cm" svg:y="14.821cm">
          <draw:text-box>
            <text:p>Tuntee</text:p>
          </draw:text-box>
        </draw:frame>
        <draw:frame draw:style-name="gr8" draw:layer="layout" svg:width="1.016cm" svg:height="1.012cm" svg:x="11.033cm" svg:y="5.572cm">
          <draw:text-box>
            <text:p>1</text:p>
          </draw:text-box>
        </draw:frame>
        <draw:frame draw:style-name="gr8" draw:layer="layout" svg:width="0.762cm" svg:height="1.012cm" svg:x="12.049cm" svg:y="8.239cm">
          <draw:text-box>
            <text:p>2</text:p>
          </draw:text-box>
        </draw:frame>
        <draw:frame draw:style-name="gr9" draw:layer="layout" svg:width="0.508cm" svg:height="0.962cm" svg:x="5.826cm" svg:y="9.128cm">
          <draw:text-box>
            <text:p>*</text:p>
          </draw:text-box>
        </draw:frame>
        <draw:frame draw:style-name="gr10" draw:layer="layout" svg:width="0.254cm" svg:height="0.962cm" svg:x="5.699cm" svg:y="8.874cm">
          <draw:text-box>
            <text:p/>
          </draw:text-box>
        </draw:frame>
        <draw:frame draw:style-name="gr11" draw:layer="layout" svg:width="0.762cm" svg:height="1.139cm" svg:x="3.032cm" svg:y="10.906cm">
          <draw:text-box>
            <text:p>1</text:p>
          </draw:text-box>
        </draw:frame>
        <draw:frame draw:style-name="gr8" draw:layer="layout" svg:width="1.524cm" svg:height="1.012cm" svg:x="14.335cm" svg:y="18.526cm">
          <draw:text-box>
            <text:p>1</text:p>
          </draw:text-box>
        </draw:frame>
        <draw:frame draw:style-name="gr12" draw:layer="layout" svg:width="0.508cm" svg:height="0.962cm" svg:x="18.145cm" svg:y="18.526cm">
          <draw:text-box>
            <text:p>1</text:p>
          </draw:text-box>
        </draw:frame>
        <draw:frame draw:style-name="gr11" draw:layer="layout" svg:width="1.27cm" svg:height="1.139cm" svg:x="12.811cm" svg:y="4.302cm">
          <draw:text-box>
            <text:p>1</text:p>
          </draw:text-box>
        </draw:frame>
        <draw:frame draw:style-name="gr11" draw:layer="layout" svg:width="0.635cm" svg:height="1.139cm" svg:x="6.588cm" svg:y="4.429cm">
          <draw:text-box>
            <text:p>1</text:p>
          </draw:text-box>
        </draw:frame>
        <draw:frame draw:style-name="gr8" draw:layer="layout" svg:width="0.762cm" svg:height="1.012cm" svg:x="4.048cm" svg:y="7.731cm">
          <draw:text-box>
            <text:p>1</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i_20_ilman_20_täyttöä_20_ja_20_viivaa" style:display-name="Objekti ilman täyttöä ja viiva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Oletus"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27T19:52:11.488000000</meta:creation-date>
    <dc:date>2015-03-27T20:06:35.075000000</dc:date>
    <meta:editing-duration>PT2M33S</meta:editing-duration>
    <meta:editing-cycles>2</meta:editing-cycles>
    <meta:generator>LibreOffice/4.2.8.2$Windows_x86 LibreOffice_project/48d50dbfc06349262c9d50868e5c1f630a573ebd</meta:generator>
    <meta:document-statistic meta:object-count="38"/>
  </office:meta>
</office:document-meta>
</file>